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draw:stroke="dash" draw:stroke-dash="Fine_20_Dotted" draw:fill="solid" draw:textarea-vertical-align="middle"/>
    </style:style>
    <style:style style:name="gr2" style:family="graphic" style:parent-style-name="objectwithoutfill">
      <style:graphic-properties draw:stroke="dash" draw:stroke-dash="Long_20_Dot" draw:fill="solid" draw:textarea-vertical-align="middle"/>
    </style:style>
    <style:style style:name="gr3" style:family="graphic" style:parent-style-name="standard">
      <style:graphic-properties draw:opacity="15%" draw:opacity-name="" draw:textarea-horizontal-align="justify" draw:textarea-vertical-align="middle" draw:auto-grow-height="false" fo:min-height="21.304cm" fo:min-width="21.054cm" draw:shadow="hidden"/>
    </style:style>
    <style:style style:name="gr4" style:family="graphic">
      <style:graphic-properties style:protect="size"/>
    </style:style>
    <style:style style:name="pr1" style:family="presentation" style:parent-style-name="Default-notes">
      <style:graphic-properties draw:fill-color="#ffffff" draw:auto-grow-height="true" fo:min-height="13.364cm"/>
      <style:paragraph-properties style:writing-mode="lr-tb"/>
    </style:style>
    <style:style style:name="P1" style:family="paragraph">
      <loext:graphic-properties draw:fill="solid"/>
      <style:paragraph-properties fo:text-align="center"/>
    </style:style>
    <style:style style:name="P2" style:family="paragraph">
      <loext:graphic-properties draw:opacity="15%"/>
      <style:paragraph-properties fo:text-align="center"/>
    </style:style>
    <style:style style:name="P3" style:family="paragraph">
      <loext:graphic-properties draw:fill-color="#ffffff"/>
    </style:style>
  </office:automatic-styles>
  <office:body>
    <office:presentation>
      <draw:page draw:name="page1" draw:style-name="dp1" draw:master-page-name="Default" presentation:presentation-page-layout-name="AL1T0">
        <draw:g>
          <draw:line draw:style-name="gr1" draw:text-style-name="P1" draw:layer="layout" svg:x1="0cm" svg:y1="0cm" svg:x2="30.48cm" svg:y2="30.48cm">
            <text:p/>
          </draw:line>
          <draw:line draw:style-name="gr1" draw:text-style-name="P1" draw:layer="layout" svg:x1="30.48cm" svg:y1="0cm" svg:x2="0cm" svg:y2="30.48cm">
            <text:p/>
          </draw:line>
        </draw:g>
        <draw:g>
          <draw:line draw:style-name="gr2" draw:text-style-name="P1" draw:layer="layout" svg:x1="0cm" svg:y1="15.24cm" svg:x2="30.48cm" svg:y2="15.24cm">
            <text:p/>
          </draw:line>
          <draw:line draw:style-name="gr2" draw:text-style-name="P1" draw:layer="layout" svg:x1="15.24cm" svg:y1="0cm" svg:x2="15.24cm" svg:y2="30.48cm">
            <text:p/>
          </draw:line>
          <draw:line draw:style-name="gr2" draw:text-style-name="P1" draw:layer="layout" svg:x1="0cm" svg:y1="24.039cm" svg:x2="30.48cm" svg:y2="6.442cm">
            <text:p/>
          </draw:line>
          <draw:line draw:style-name="gr2" draw:text-style-name="P1" draw:layer="layout" svg:x1="6.44cm" svg:y1="-0.001cm" svg:x2="24.04cm" svg:y2="30.481cm">
            <text:p/>
          </draw:line>
          <draw:line draw:style-name="gr2" draw:text-style-name="P1" draw:layer="layout" svg:x1="6.44cm" svg:y1="30.481cm" svg:x2="24.04cm" svg:y2="-0.001cm">
            <text:p/>
          </draw:line>
          <draw:line draw:style-name="gr2" draw:text-style-name="P1" draw:layer="layout" svg:x1="0.002cm" svg:y1="6.442cm" svg:x2="30.48cm" svg:y2="24.039cm">
            <text:p/>
          </draw:line>
        </draw:g>
        <draw:polygon draw:style-name="gr3" draw:text-style-name="P2" draw:layer="layout" svg:width="29.971cm" svg:height="30.447cm" svg:x="0cm" svg:y="0cm" svg:viewBox="0 0 29972 30448" draw:points="27432,22352 27276,22561 27095,22760 26664,23128 26150,23461 25567,23763 24926,24038 22860,24892 18796,25146 15494,24892 10785,23170 10389,22861 9918,22465 8918,21577 7635,20128 7354,19639 7043,19044 6719,18358 6397,17593 6149,16021 6310,14537 6441,13024 7404,11167 7949,10413 9127,8629 11176,6858 13208,6858 16256,6858 19304,8128 21336,10414 22352,13970 21590,16510 20320,18288 18034,19304 16002,19304 14986,18796 15240,17018 16002,17272 17780,17780 18858,17526 19558,17018 20320,14224 19304,11176 16510,9906 14478,10160 13462,10922 12446,12192 11430,14224 11938,17272 13716,19812 17526,21336 22606,19812 24892,15494 24638,11176 22352,7366 16903,4938 11631,5205 9513,6025 8616,7224 8204,7749 6555,9605 6075,10321 5219,11701 4754,13433 4787,14090 4848,14773 4995,15965 5211,17115 5558,18112 5920,19069 6242,19849 6471,20255 7054,21232 7602,22135 7788,22446 8386,23270 8763,23622 9203,23990 9684,24344 11684,25360 12700,25781 13716,26202 14732,26670 14240,30448 13247,30350 12265,30188 11296,29962 10344,29673 9412,29323 8503,28911 7620,28439 6770,27910 5959,27329 5190,26697 4464,26017 3784,25291 3152,24522 2571,23711 2042,22861 1570,21978 1158,21069 808,20137 519,19185 293,18217 131,17234 33,16241 0,15241 33,14240 131,13247 293,12265 519,11296 808,10344 1158,9412 1570,8503 2042,7620 2571,6770 3152,5959 3784,5190 4464,4464 5189,3784 5959,3152 6770,2571 7620,2042 8503,1570 9412,1158 10344,808 11296,519 12264,293 13247,131 14240,33 15240,0 16241,43 17234,169 18216,371 19185,641 20136,975 21068,1364 21977,1804 22860,2286 23700,2826 24483,3437 25213,4112 25895,4840 26530,5614 27122,6426 27676,7267 28194,8128 28434,8590 28655,9099 29036,10217 29345,11396 29585,12553 29882,14455 29972,15240 29361,18387 29124,19343 29009,19715 28893,20034 28770,20315 28638,20571 28329,21062">
          <text:p/>
        </draw:polygon>
        <presentation:notes draw:style-name="dp2">
          <draw:page-thumbnail draw:style-name="gr4" draw:layer="layout" svg:width="19.798cm" svg:height="11.136cm" svg:x="0.6cm" svg:y="2.257cm" draw:page-number="1" presentation:class="page"/>
          <draw:frame presentation:style-name="pr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Fine_20_Dotted" draw:display-name="Fine Dotted" draw:style="rect" draw:dots1="1" draw:distance="0.457cm"/>
    <draw:stroke-dash draw:name="Long_20_Dot" draw:display-name="Long Dot" draw:style="rect" draw:dots1="1" draw:dots1-length="1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96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61.9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774cm" fo:margin-bottom="0cm" fo:text-indent="0cm"/>
      <style:text-properties fo:font-size="54.2000007629395pt" style:font-size-asian="28pt" style:font-size-complex="28pt"/>
    </style:style>
    <style:style style:name="Default-outline3" style:family="presentation" style:parent-style-name="Default-outline2">
      <style:paragraph-properties fo:margin-left="0cm" fo:margin-right="0cm" fo:margin-top="0.58cm" fo:margin-bottom="0cm" fo:text-indent="0cm"/>
      <style:text-properties fo:font-size="46.4000015258789pt" style:font-size-asian="24pt" style:font-size-complex="24pt"/>
    </style:style>
    <style:style style:name="Default-outline4" style:family="presentation" style:parent-style-name="Default-outline3">
      <style:paragraph-properties fo:margin-left="0cm" fo:margin-right="0cm" fo:margin-top="0.386cm" fo:margin-bottom="0cm" fo:text-indent="0cm"/>
      <style:text-properties fo:font-size="38.7000007629395pt" style:font-size-asian="20pt" style:font-size-complex="20pt"/>
    </style:style>
    <style:style style:name="Default-outline5" style:family="presentation" style:parent-style-name="Default-outline4">
      <style:paragraph-properties fo:margin-left="0cm" fo:margin-right="0cm" fo:margin-top="0.193cm" fo:margin-bottom="0cm" fo:text-indent="0cm"/>
      <style:text-properties fo:font-size="38.7000007629395pt" style:font-size-asian="20pt" style:font-size-complex="20pt"/>
    </style:style>
    <style:style style:name="Default-outline6" style:family="presentation" style:parent-style-name="Default-outline5">
      <style:paragraph-properties fo:margin-left="0cm" fo:margin-right="0cm" fo:margin-top="0.193cm" fo:margin-bottom="0cm" fo:text-indent="0cm"/>
      <style:text-properties fo:font-size="38.7000007629395pt" style:font-size-asian="20pt" style:font-size-complex="20pt"/>
    </style:style>
    <style:style style:name="Default-outline7" style:family="presentation" style:parent-style-name="Default-outline6">
      <style:paragraph-properties fo:margin-left="0cm" fo:margin-right="0cm" fo:margin-top="0.193cm" fo:margin-bottom="0cm" fo:text-indent="0cm"/>
      <style:text-properties fo:font-size="38.7000007629395pt" style:font-size-asian="20pt" style:font-size-complex="20pt"/>
    </style:style>
    <style:style style:name="Default-outline8" style:family="presentation" style:parent-style-name="Default-outline7">
      <style:paragraph-properties fo:margin-left="0cm" fo:margin-right="0cm" fo:margin-top="0.193cm" fo:margin-bottom="0cm" fo:text-indent="0cm"/>
      <style:text-properties fo:font-size="38.7000007629395pt" style:font-size-asian="20pt" style:font-size-complex="20pt"/>
    </style:style>
    <style:style style:name="Default-outline9" style:family="presentation" style:parent-style-name="Default-outline8">
      <style:paragraph-properties fo:margin-left="0cm" fo:margin-right="0cm" fo:margin-top="0.193cm" fo:margin-bottom="0cm" fo:text-indent="0cm"/>
      <style:text-properties fo:font-size="38.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85.0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0.48cm" fo:page-height="30.48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7.575cm" svg:height="7.575cm" svg:x="1.712cm" svg:y="2.485cm"/>
      <draw:page-thumbnail draw:layer="backgroundobjects" svg:width="7.575cm" svg:height="7.575cm" svg:x="1.712cm" svg:y="11.061cm"/>
      <draw:page-thumbnail draw:layer="backgroundobjects" svg:width="7.575cm" svg:height="7.575cm" svg:x="1.712cm" svg:y="19.637cm"/>
      <draw:page-thumbnail draw:layer="backgroundobjects" svg:width="7.575cm" svg:height="7.575cm" svg:x="11.712cm" svg:y="2.485cm"/>
      <draw:page-thumbnail draw:layer="backgroundobjects" svg:width="7.575cm" svg:height="7.575cm" svg:x="11.712cm" svg:y="11.061cm"/>
      <draw:page-thumbnail draw:layer="backgroundobjects" svg:width="7.575cm" svg:height="7.575cm" svg:x="11.712cm" svg:y="19.637cm"/>
    </style:handout-master>
    <style:master-page style:name="Default" style:page-layout-name="PM1" draw:style-name="Mdp1">
      <draw:frame presentation:style-name="Default-title" draw:layer="backgroundobjects" svg:width="27.431cm" svg:height="5.088cm" svg:x="1.524cm" svg:y="1.215cm" presentation:class="title" presentation:placeholder="true">
        <draw:text-box/>
      </draw:frame>
      <draw:frame presentation:style-name="Default-outline1" draw:layer="backgroundobjects" svg:width="27.431cm" svg:height="17.676cm" svg:x="1.524cm" svg:y="7.131cm" presentation:class="outline" presentation:placeholder="true">
        <draw:text-box/>
      </draw:frame>
      <draw:frame presentation:style-name="Mpr1" draw:text-style-name="MP2" draw:layer="backgroundobjects" svg:width="7.101cm" svg:height="2.1cm" svg:x="1.524cm" svg:y="27.766cm" presentation:class="date-time">
        <draw:text-box>
          <text:p text:style-name="MP1"><presentation:date-time/></text:p>
        </draw:text-box>
      </draw:frame>
      <draw:frame presentation:style-name="Mpr1" draw:text-style-name="MP6" draw:layer="backgroundobjects" svg:width="9.661cm" svg:height="2.1cm" svg:x="10.424cm" svg:y="27.766cm" presentation:class="footer">
        <draw:text-box>
          <text:p text:style-name="MP5"><presentation:footer/></text:p>
        </draw:text-box>
      </draw:frame>
      <draw:frame presentation:style-name="Mpr1" draw:text-style-name="MP4" draw:layer="backgroundobjects" svg:width="7.101cm" svg:height="2.1cm" svg:x="21.854cm" svg:y="27.766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27T10:02:42.048432542</meta:creation-date>
    <dc:date>2023-02-27T20:35:45.423877813</dc:date>
    <meta:editing-duration>PT6H17M28S</meta:editing-duration>
    <meta:editing-cycles>2</meta:editing-cycles>
    <meta:generator>LibreOffice/6.4.7.2$Linux_X86_64 LibreOffice_project/40$Build-2</meta:generator>
    <meta:document-statistic meta:object-count="34"/>
  </office:meta>
</office:document-meta>
</file>